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611cm" fo:min-width="3.028cm" fo:padding-top="0.139cm" fo:padding-bottom="0.139cm" fo:padding-left="0.264cm" fo:padding-right="0.264cm"/>
    </style:style>
    <style:style style:name="gr2" style:family="graphic" style:parent-style-name="objectwithoutfill">
      <style:graphic-properties draw:stroke="dash" draw:stroke-dash="Ultrafine_20_2_20_Dots_20_3_20_Dashes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484cm" fo:min-width="0.234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3.532cm" fo:min-width="0.234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="Arrow" draw:marker-end-width="0.242cm" draw:fill-color="#000000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  <style:text-properties fo:color="#000000" fo:font-size="10pt" style:font-size-asian="10pt" style:font-size-complex="10pt"/>
    </style:style>
    <style:style style:name="T1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56cm" svg:height="0.889cm" svg:x="6.334cm" svg:y="3.54cm"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0.889cm" svg:x="2.27cm" svg:y="3.54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0.889cm" svg:x="11.033cm" svg:y="3.54cm"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0.889cm" svg:x="15.097cm" svg:y="3.54cm">
          <text:p text:style-name="P1">Serv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048cm" svg:y1="4.429cm" svg:x2="4.048cm" svg:y2="12.557cm">
          <text:p/>
        </draw:line>
        <draw:line draw:style-name="gr2" draw:text-style-name="P2" draw:layer="layout" svg:x1="8.239cm" svg:y1="4.429cm" svg:x2="8.239cm" svg:y2="12.557cm">
          <text:p/>
        </draw:line>
        <draw:line draw:style-name="gr2" draw:text-style-name="P2" draw:layer="layout" svg:x1="12.811cm" svg:y1="4.429cm" svg:x2="12.811cm" svg:y2="12.557cm">
          <text:p/>
        </draw:line>
        <draw:line draw:style-name="gr2" draw:text-style-name="P2" draw:layer="layout" svg:x1="17.002cm" svg:y1="4.429cm" svg:x2="17.002cm" svg:y2="12.557cm">
          <text:p/>
        </draw:line>
        <draw:custom-shape draw:style-name="gr3" draw:text-style-name="P3" xml:id="id2" draw:id="id2" draw:layer="layout" svg:width="0.762cm" svg:height="0.762cm" svg:x="7.858cm" svg:y="5.064cm">
          <draw:glue-point draw:id="4" svg:x="-5cm" svg:y="-3.333cm"/>
          <draw:glue-point draw:id="5" svg:x="5cm" svg:y="3.333cm"/>
          <draw:glue-point draw:id="6" svg:x="5cm" svg:y="-3.333cm"/>
          <draw:glue-point draw:id="7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" draw:id="id1" draw:layer="layout" svg:width="0.762cm" svg:height="0.762cm" svg:x="3.667cm" svg:y="4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0.762cm" svg:height="3.81cm" svg:x="16.621cm" svg:y="6.08cm">
          <draw:glue-point draw:id="4" svg:x="-5cm" svg:y="-4.583cm"/>
          <draw:glue-point draw:id="5" svg:x="-5cm" svg:y="-2.5cm"/>
          <draw:glue-point draw:id="6" svg:x="-5cm" svg:y="-1.25cm"/>
          <draw:glue-point draw:id="7" svg:x="-5cm" svg:y="1.25cm"/>
          <draw:glue-point draw:id="8" svg:x="-5cm" svg:y="2.5cm"/>
          <draw:glue-point draw:id="9" svg:x="-5cm" svg:y="4.166cm"/>
          <draw:glue-point draw:id="10" svg:x="-5cm" svg:y="-4.666cm"/>
          <draw:glue-point draw:id="11" svg:x="-5cm" svg:y="-2cm"/>
          <draw:glue-point draw:id="12" svg:x="-5cm" svg:y="1cm"/>
          <draw:glue-point draw:id="13" svg:x="-5cm" svg:y="4cm"/>
          <text:p text:style-name="P1"/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4.429cm" svg:y1="5.191cm" svg:x2="7.858cm" svg:y2="5.192cm" draw:start-shape="id1" draw:start-glue-point="1" draw:end-shape="id2" draw:end-glue-point="4" svg:d="M4429 5191h1715v1h1714" svg:viewBox="0 0 3430 2">
          <text:p text:style-name="P1"><text:span text:style-name="T1"/></text:p>
          <text:p text:style-name="P1"><text:span text:style-name="T1">connect</text:span></text:p>
        </draw:connector>
        <draw:custom-shape draw:style-name="gr3" draw:text-style-name="P3" xml:id="id3" draw:id="id3" draw:layer="layout" svg:width="0.762cm" svg:height="0.762cm" svg:x="12.43cm" svg:y="5.572cm">
          <draw:glue-point draw:id="4" svg:x="-5cm" svg:y="-3.333cm"/>
          <draw:glue-point draw:id="5" svg:x="5cm" svg:y="3.333cm"/>
          <draw:glue-point draw:id="6" svg:x="5cm" svg:y="-3.333cm"/>
          <draw:glue-point draw:id="7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0.762cm" svg:height="0.762cm" svg:x="12.43cm" svg:y="7.096cm">
          <draw:glue-point draw:id="4" svg:x="-5cm" svg:y="-3.333cm"/>
          <draw:glue-point draw:id="5" svg:x="5cm" svg:y="3.333cm"/>
          <draw:glue-point draw:id="6" svg:x="5cm" svg:y="-3.333cm"/>
          <draw:glue-point draw:id="7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" draw:id="id6" draw:layer="layout" svg:width="0.762cm" svg:height="0.762cm" svg:x="12.43cm" svg:y="8.239cm">
          <draw:glue-point draw:id="4" svg:x="-5cm" svg:y="-3.333cm"/>
          <draw:glue-point draw:id="5" svg:x="5cm" svg:y="3.333cm"/>
          <draw:glue-point draw:id="6" svg:x="5cm" svg:y="-3.333cm"/>
          <draw:glue-point draw:id="7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" draw:id="id7" draw:layer="layout" svg:width="0.762cm" svg:height="0.762cm" svg:x="12.43cm" svg:y="9.382cm">
          <draw:glue-point draw:id="4" svg:x="-5cm" svg:y="-3.333cm"/>
          <draw:glue-point draw:id="5" svg:x="5cm" svg:y="3.333cm"/>
          <draw:glue-point draw:id="6" svg:x="5cm" svg:y="-3.333cm"/>
          <draw:glue-point draw:id="7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8" draw:id="id8" draw:layer="layout" svg:width="0.762cm" svg:height="0.762cm" svg:x="7.858cm" svg:y="7.604cm">
          <draw:glue-point draw:id="4" svg:x="-5cm" svg:y="-3.333cm"/>
          <draw:glue-point draw:id="5" svg:x="5cm" svg:y="3.333cm"/>
          <draw:glue-point draw:id="6" svg:x="5cm" svg:y="-3.333cm"/>
          <draw:glue-point draw:id="7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9" draw:id="id9" draw:layer="layout" svg:width="0.762cm" svg:height="0.762cm" svg:x="7.858cm" svg:y="8.747cm">
          <draw:glue-point draw:id="4" svg:x="-5cm" svg:y="-3.333cm"/>
          <draw:glue-point draw:id="5" svg:x="5cm" svg:y="3.333cm"/>
          <draw:glue-point draw:id="6" svg:x="5cm" svg:y="-3.333cm"/>
          <draw:glue-point draw:id="7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0" draw:id="id10" draw:layer="layout" svg:width="0.762cm" svg:height="0.762cm" svg:x="7.858cm" svg:y="9.89cm">
          <draw:glue-point draw:id="4" svg:x="-5cm" svg:y="-3.333cm"/>
          <draw:glue-point draw:id="5" svg:x="5cm" svg:y="3.333cm"/>
          <draw:glue-point draw:id="6" svg:x="5cm" svg:y="-3.333cm"/>
          <draw:glue-point draw:id="7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" draw:id="id11" draw:layer="layout" svg:width="0.762cm" svg:height="0.762cm" svg:x="3.667cm" svg:y="8.112cm">
          <draw:glue-point draw:id="4" svg:x="-5cm" svg:y="-3.333cm"/>
          <draw:glue-point draw:id="5" svg:x="5cm" svg:y="3.333cm"/>
          <draw:glue-point draw:id="6" svg:x="5cm" svg:y="-3.333cm"/>
          <draw:glue-point draw:id="7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2" draw:id="id12" draw:layer="layout" svg:width="0.762cm" svg:height="0.762cm" svg:x="3.667cm" svg:y="9.255cm">
          <draw:glue-point draw:id="4" svg:x="-5cm" svg:y="-3.333cm"/>
          <draw:glue-point draw:id="5" svg:x="5cm" svg:y="3.333cm"/>
          <draw:glue-point draw:id="6" svg:x="5cm" svg:y="-3.333cm"/>
          <draw:glue-point draw:id="7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3" draw:id="id13" draw:layer="layout" svg:width="0.762cm" svg:height="0.762cm" svg:x="3.667cm" svg:y="10.398cm">
          <draw:glue-point draw:id="4" svg:x="-5cm" svg:y="-3.333cm"/>
          <draw:glue-point draw:id="5" svg:x="5cm" svg:y="3.333cm"/>
          <draw:glue-point draw:id="6" svg:x="5cm" svg:y="-3.333cm"/>
          <draw:glue-point draw:id="7" svg:x="-5cm" svg:y="3.33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8.62cm" svg:y1="5.698cm" svg:x2="12.43cm" svg:y2="5.7cm" draw:start-shape="id2" draw:start-glue-point="5" draw:end-shape="id3" draw:end-glue-point="4" svg:d="M8620 5698h1905v2h1905" svg:viewBox="0 0 3811 3">
          <text:p text:style-name="P1"><text:span text:style-name="T1"/></text:p>
          <text:p text:style-name="P1"><text:span text:style-name="T1">connect</text:span></text:p>
        </draw:connector>
        <draw:connector draw:style-name="gr6" draw:text-style-name="P2" draw:layer="layout" svg:x1="13.192cm" svg:y1="6.206cm" svg:x2="16.621cm" svg:y2="6.208cm" draw:start-shape="id3" draw:start-glue-point="5" draw:end-shape="id4" draw:end-glue-point="10" svg:d="M13192 6206h1715v2h1714" svg:viewBox="0 0 3430 3">
          <text:p text:style-name="P1"><text:span text:style-name="T1"/></text:p>
          <text:p text:style-name="P1"><text:span text:style-name="T1"/></text:p>
          <text:p text:style-name="P1"><text:span text:style-name="T1">init</text:span></text:p>
          <text:p text:style-name="P1"><text:span text:style-name="T1"/></text:p>
        </draw:connector>
        <draw:connector draw:style-name="gr7" draw:text-style-name="P5" draw:layer="layout" svg:x1="16.621cm" svg:y1="7.223cm" svg:x2="13.192cm" svg:y2="7.224cm" draw:start-shape="id4" draw:start-glue-point="11" draw:end-shape="id5" draw:end-glue-point="6" svg:d="M16621 7223h-1714v1h-1715" svg:viewBox="0 0 3430 2">
          <text:p text:style-name="P1"><text:span text:style-name="T1"/></text:p>
          <text:p text:style-name="P1"><text:span text:style-name="T1">Element 1</text:span></text:p>
        </draw:connector>
        <draw:connector draw:style-name="gr7" draw:text-style-name="P1" draw:layer="layout" svg:x1="16.621cm" svg:y1="8.366cm" svg:x2="13.192cm" svg:y2="8.367cm" draw:start-shape="id4" draw:start-glue-point="12" draw:end-shape="id6" draw:end-glue-point="6" svg:d="M16621 8366h-1714v1h-1715" svg:viewBox="0 0 3430 2">
          <text:p text:style-name="P1"><text:span text:style-name="T1"/></text:p>
          <text:p text:style-name="P1"><text:span text:style-name="T1">Element 2</text:span></text:p>
        </draw:connector>
        <draw:connector draw:style-name="gr7" draw:text-style-name="P1" draw:layer="layout" svg:x1="16.621cm" svg:y1="9.509cm" svg:x2="13.192cm" svg:y2="9.51cm" draw:start-shape="id4" draw:start-glue-point="13" draw:end-shape="id7" draw:end-glue-point="6" svg:d="M16621 9509h-1714v1h-1715" svg:viewBox="0 0 3430 2">
          <text:p text:style-name="P1"><text:span text:style-name="T1"/></text:p>
          <text:p text:style-name="P1"><text:span text:style-name="T1">Element 3</text:span></text:p>
        </draw:connector>
        <draw:connector draw:style-name="gr7" draw:text-style-name="P1" draw:layer="layout" svg:x1="12.43cm" svg:y1="7.73cm" svg:x2="8.62cm" svg:y2="7.732cm" draw:start-shape="id5" draw:start-glue-point="7" draw:end-shape="id8" draw:end-glue-point="6" svg:d="M12430 7730h-1905v2h-1905" svg:viewBox="0 0 3811 3">
          <text:p text:style-name="P1"><text:span text:style-name="T1"/></text:p>
          <text:p text:style-name="P1"><text:span text:style-name="T1">Element 1</text:span></text:p>
        </draw:connector>
        <draw:connector draw:style-name="gr7" draw:text-style-name="P1" draw:layer="layout" svg:x1="12.43cm" svg:y1="8.873cm" svg:x2="8.62cm" svg:y2="8.875cm" draw:start-shape="id6" draw:start-glue-point="7" draw:end-shape="id9" draw:end-glue-point="6" svg:d="M12430 8873h-1905v2h-1905" svg:viewBox="0 0 3811 3">
          <text:p text:style-name="P1"><text:span text:style-name="T1"/></text:p>
          <text:p text:style-name="P1"><text:span text:style-name="T1">Element 2</text:span></text:p>
        </draw:connector>
        <draw:connector draw:style-name="gr7" draw:text-style-name="P1" draw:layer="layout" svg:x1="12.43cm" svg:y1="10.016cm" svg:x2="8.62cm" svg:y2="10.018cm" draw:start-shape="id7" draw:start-glue-point="7" draw:end-shape="id10" draw:end-glue-point="6" svg:d="M12430 10016h-1905v2h-1905" svg:viewBox="0 0 3811 3">
          <text:p text:style-name="P1"><text:span text:style-name="T1"/></text:p>
          <text:p text:style-name="P1"><text:span text:style-name="T1">Element 3</text:span></text:p>
        </draw:connector>
        <draw:connector draw:style-name="gr7" draw:text-style-name="P1" draw:layer="layout" svg:x1="7.858cm" svg:y1="8.238cm" svg:x2="4.429cm" svg:y2="8.24cm" draw:start-shape="id8" draw:start-glue-point="7" draw:end-shape="id11" draw:end-glue-point="6" svg:d="M7858 8238h-1714v2h-1715" svg:viewBox="0 0 3430 3">
          <text:p text:style-name="P1"><text:span text:style-name="T1"/></text:p>
          <text:p text:style-name="P1"><text:span text:style-name="T1">Element 1</text:span></text:p>
        </draw:connector>
        <draw:connector draw:style-name="gr7" draw:text-style-name="P1" draw:layer="layout" svg:x1="7.858cm" svg:y1="9.381cm" svg:x2="4.429cm" svg:y2="9.383cm" draw:start-shape="id9" draw:start-glue-point="7" draw:end-shape="id12" draw:end-glue-point="6" svg:d="M7858 9381h-1714v2h-1715" svg:viewBox="0 0 3430 3">
          <text:p text:style-name="P1"><text:span text:style-name="T1"/></text:p>
          <text:p text:style-name="P1"><text:span text:style-name="T1">Element 2</text:span></text:p>
        </draw:connector>
        <draw:connector draw:style-name="gr7" draw:text-style-name="P1" draw:layer="layout" svg:x1="7.858cm" svg:y1="10.524cm" svg:x2="4.429cm" svg:y2="10.526cm" draw:start-shape="id10" draw:start-glue-point="7" draw:end-shape="id13" draw:end-glue-point="6" svg:d="M7858 10524h-1714v2h-1715" svg:viewBox="0 0 3430 3">
          <text:p text:style-name="P1"><text:span text:style-name="T1"/></text:p>
          <text:p text:style-name="P1"><text:span text:style-name="T1">Element 3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4T14:32:02.790480468</meta:creation-date>
    <dc:date>2015-06-14T15:11:12.963335629</dc:date>
    <meta:editing-duration>PT24M</meta:editing-duration>
    <meta:editing-cycles>1</meta:editing-cycles>
    <meta:document-statistic meta:object-count="33"/>
    <meta:generator>LibreOffice/4.4.2.2$Linux_X86_64 LibreOffice_project/40m0$Build-2</meta:generator>
  </office:meta>
</office:document-meta>
</file>